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"/>
  <manifest:file-entry manifest:full-path="ObjectReplacements/Object 1" manifest:media-type=""/>
  <manifest:file-entry manifest:full-path="ObjectReplacements/Object 32" manifest:media-type=""/>
  <manifest:file-entry manifest:full-path="ObjectReplacements/Object 2" manifest:media-type="application/x-openoffice-gdimetafile;windows_formatname=&quot;GDIMetaFile&quot;"/>
  <manifest:file-entry manifest:full-path="ObjectReplacements/Object 33" manifest:media-type="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0" manifest:media-type="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layout-cache" manifest:media-type="application/binary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officeooo:rsid="00028b3c" officeooo:paragraph-rsid="00028b3c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Times New Roman" fo:font-size="12pt" fo:language="en" fo:country="US" fo:font-style="normal" officeooo:rsid="00028b3c" officeooo:paragraph-rsid="00028b3c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officeooo:rsid="000432a9" officeooo:paragraph-rsid="000432a9" style:font-size-asian="12pt" style:font-style-asian="normal" style:font-size-complex="12pt" style:font-style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weight="bold" officeooo:rsid="0014b446" officeooo:paragraph-rsid="0014b446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weight="bold" officeooo:rsid="001531ed" officeooo:paragraph-rsid="0018aeb1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01da806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038ef80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0fde461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weight="bold" officeooo:rsid="001da806" officeooo:paragraph-rsid="001da806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weight="bold" officeooo:rsid="001ef248" officeooo:paragraph-rsid="001ef248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font-weight="bold" officeooo:rsid="002b81d6" officeooo:paragraph-rsid="004bcac8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Times New Roman" fo:font-weight="bold" officeooo:rsid="008bcebd" officeooo:paragraph-rsid="008bcebd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weight="bold" officeooo:rsid="00a01967" officeooo:paragraph-rsid="00a01967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weight="bold" officeooo:rsid="00a11edb" officeooo:paragraph-rsid="00a11edb" style:font-weight-asian="bold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weight="bold" officeooo:rsid="00a11edb" officeooo:paragraph-rsid="00a11edb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weight="bold" officeooo:rsid="00d2a0ce" officeooo:paragraph-rsid="00d2a0ce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style:font-name="Times New Roman"/>
    </style:style>
    <style:style style:name="P21" style:family="paragraph" style:parent-style-name="Text_20_body">
      <style:paragraph-properties fo:text-align="start" style:justify-single-word="false"/>
      <style:text-properties style:font-name="Times New Roman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weight="normal" officeooo:rsid="001531ed" officeooo:paragraph-rsid="001531ed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font-name="Times New Roman" fo:font-weight="normal" officeooo:rsid="00a11edb" officeooo:paragraph-rsid="00a11edb" style:font-weight-asian="normal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weight="normal" officeooo:rsid="00a93c8c" officeooo:paragraph-rsid="00a93c8c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font-weight="normal" officeooo:rsid="001ef248" officeooo:paragraph-rsid="001ef248" style:font-weight-asian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font-name="Times New Roman" fo:font-weight="normal" officeooo:rsid="001ef248" officeooo:paragraph-rsid="001ef248" style:font-weight-asian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weight="normal" officeooo:rsid="00bbe96f" officeooo:paragraph-rsid="00a01967" style:font-weight-asian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style:font-name="Times New Roman" fo:font-weight="normal" officeooo:rsid="0046c2bf" officeooo:paragraph-rsid="004bcac8" style:font-weight-asian="normal" style:font-weight-complex="normal"/>
    </style:style>
    <style:style style:name="P29" style:family="paragraph" style:parent-style-name="Heading_20_1">
      <style:text-properties style:font-name="Times New Roman" fo:font-size="16pt" style:font-size-asian="16pt" style:font-size-complex="16pt"/>
    </style:style>
    <style:style style:name="P30" style:family="paragraph" style:parent-style-name="Heading_20_1">
      <style:text-properties style:font-name="Times New Roman" fo:font-size="16pt" officeooo:paragraph-rsid="0018aeb1" style:font-size-asian="16pt" style:font-size-complex="16pt"/>
    </style:style>
    <style:style style:name="P31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32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33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34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weight="normal" officeooo:rsid="0101a22a" officeooo:paragraph-rsid="0101a22a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weight="normal" officeooo:rsid="011a8261" officeooo:paragraph-rsid="011a8261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weight="normal" officeooo:rsid="011a8261" officeooo:paragraph-rsid="011c3a91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weight="normal" officeooo:rsid="01257e8d" officeooo:paragraph-rsid="0126d0f6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weight="normal" officeooo:rsid="01358ce4" officeooo:paragraph-rsid="01358ce4" style:font-weight-asian="normal" style:font-weight-complex="normal"/>
    </style:style>
    <style:style style:name="P40" style:family="paragraph" style:parent-style-name="Text_20_body">
      <style:paragraph-properties fo:text-align="center" style:justify-single-word="false"/>
      <style:text-properties style:font-name="Times New Roman" fo:font-weight="normal" officeooo:rsid="01358ce4" officeooo:paragraph-rsid="01385d2d" style:font-weight-asian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weight="normal" officeooo:rsid="0140d341" officeooo:paragraph-rsid="0140d341" style:font-weight-asian="normal" style:font-weight-complex="normal"/>
    </style:style>
    <style:style style:name="P42" style:family="paragraph" style:parent-style-name="Text_20_body">
      <style:paragraph-properties fo:text-align="center" style:justify-single-word="false"/>
      <style:text-properties officeooo:paragraph-rsid="011a8261"/>
    </style:style>
    <style:style style:name="P43" style:family="paragraph" style:parent-style-name="Text_20_body">
      <style:paragraph-properties fo:text-align="center" style:justify-single-word="false"/>
      <style:text-properties officeooo:paragraph-rsid="0110ce4a"/>
    </style:style>
    <style:style style:name="T1" style:family="text">
      <style:text-properties officeooo:rsid="00e803f2"/>
    </style:style>
    <style:style style:name="T2" style:family="text">
      <style:text-properties officeooo:rsid="000432a9"/>
    </style:style>
    <style:style style:name="T3" style:family="text">
      <style:text-properties officeooo:rsid="00047d67"/>
    </style:style>
    <style:style style:name="T4" style:family="text">
      <style:text-properties officeooo:rsid="000862ac"/>
    </style:style>
    <style:style style:name="T5" style:family="text">
      <style:text-properties officeooo:rsid="0009f923"/>
    </style:style>
    <style:style style:name="T6" style:family="text">
      <style:text-properties officeooo:rsid="000b0221"/>
    </style:style>
    <style:style style:name="T7" style:family="text">
      <style:text-properties officeooo:rsid="0012d0c4"/>
    </style:style>
    <style:style style:name="T8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4b44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531ed" style:font-weight-asian="normal" style:font-weight-complex="normal"/>
    </style:style>
    <style:style style:name="T13" style:family="text">
      <style:text-properties fo:font-weight="normal" officeooo:rsid="0018aeb1" style:font-weight-asian="normal" style:font-weight-complex="normal"/>
    </style:style>
    <style:style style:name="T14" style:family="text">
      <style:text-properties fo:font-weight="normal" officeooo:rsid="0019e209" style:font-weight-asian="normal" style:font-weight-complex="normal"/>
    </style:style>
    <style:style style:name="T15" style:family="text">
      <style:text-properties fo:font-weight="normal" officeooo:rsid="0019eb61" style:font-weight-asian="normal" style:font-weight-complex="normal"/>
    </style:style>
    <style:style style:name="T16" style:family="text">
      <style:text-properties fo:font-weight="normal" officeooo:rsid="002ec2d3" style:font-weight-asian="normal" style:font-weight-complex="normal"/>
    </style:style>
    <style:style style:name="T17" style:family="text">
      <style:text-properties fo:font-weight="normal" officeooo:rsid="00302919" style:font-weight-asian="normal" style:font-weight-complex="normal"/>
    </style:style>
    <style:style style:name="T18" style:family="text">
      <style:text-properties fo:font-weight="normal" officeooo:rsid="0036f184" style:font-weight-asian="normal" style:font-weight-complex="normal"/>
    </style:style>
    <style:style style:name="T19" style:family="text">
      <style:text-properties fo:font-weight="normal" officeooo:rsid="00428197" style:font-weight-asian="normal" style:font-weight-complex="normal"/>
    </style:style>
    <style:style style:name="T20" style:family="text">
      <style:text-properties fo:font-weight="normal" officeooo:rsid="0046c2bf" style:font-weight-asian="normal" style:font-weight-complex="normal"/>
    </style:style>
    <style:style style:name="T21" style:family="text">
      <style:text-properties fo:font-weight="normal" officeooo:rsid="004bcac8" style:font-weight-asian="normal" style:font-weight-complex="normal"/>
    </style:style>
    <style:style style:name="T22" style:family="text">
      <style:text-properties fo:font-weight="normal" officeooo:rsid="004e6b25" style:font-weight-asian="normal" style:font-weight-complex="normal"/>
    </style:style>
    <style:style style:name="T23" style:family="text">
      <style:text-properties fo:font-weight="normal" officeooo:rsid="0054ab3e" style:font-weight-asian="normal" style:font-weight-complex="normal"/>
    </style:style>
    <style:style style:name="T24" style:family="text">
      <style:text-properties fo:font-weight="normal" officeooo:rsid="0075312c" style:font-weight-asian="normal" style:font-weight-complex="normal"/>
    </style:style>
    <style:style style:name="T25" style:family="text">
      <style:text-properties fo:font-weight="normal" officeooo:rsid="0075c475" style:font-weight-asian="normal" style:font-weight-complex="normal"/>
    </style:style>
    <style:style style:name="T26" style:family="text">
      <style:text-properties fo:font-weight="normal" officeooo:rsid="0077aa49" style:font-weight-asian="normal" style:font-weight-complex="normal"/>
    </style:style>
    <style:style style:name="T27" style:family="text">
      <style:text-properties fo:font-weight="normal" officeooo:rsid="007c0460" style:font-weight-asian="normal" style:font-weight-complex="normal"/>
    </style:style>
    <style:style style:name="T28" style:family="text">
      <style:text-properties fo:font-weight="normal" officeooo:rsid="0082e3fe" style:font-weight-asian="normal" style:font-weight-complex="normal"/>
    </style:style>
    <style:style style:name="T29" style:family="text">
      <style:text-properties fo:font-weight="normal" officeooo:rsid="00879c29" style:font-weight-asian="normal" style:font-weight-complex="normal"/>
    </style:style>
    <style:style style:name="T30" style:family="text">
      <style:text-properties fo:font-weight="normal" officeooo:rsid="008d744e" style:font-weight-asian="normal" style:font-weight-complex="normal"/>
    </style:style>
    <style:style style:name="T31" style:family="text">
      <style:text-properties fo:font-weight="normal" officeooo:rsid="008f4619" style:font-weight-asian="normal" style:font-weight-complex="normal"/>
    </style:style>
    <style:style style:name="T32" style:family="text">
      <style:text-properties fo:font-weight="normal" officeooo:rsid="00917b14" style:font-weight-asian="normal" style:font-weight-complex="normal"/>
    </style:style>
    <style:style style:name="T33" style:family="text">
      <style:text-properties fo:font-weight="normal" officeooo:rsid="00a93c8c" style:font-weight-asian="normal" style:font-weight-complex="normal"/>
    </style:style>
    <style:style style:name="T34" style:family="text">
      <style:text-properties fo:font-weight="normal" officeooo:rsid="00af1993" style:font-weight-asian="normal" style:font-weight-complex="normal"/>
    </style:style>
    <style:style style:name="T35" style:family="text">
      <style:text-properties fo:font-weight="normal" officeooo:rsid="00b16453" style:font-weight-asian="normal" style:font-weight-complex="normal"/>
    </style:style>
    <style:style style:name="T36" style:family="text">
      <style:text-properties fo:font-weight="normal" officeooo:rsid="00b5ad1d" style:font-weight-asian="normal" style:font-weight-complex="normal"/>
    </style:style>
    <style:style style:name="T37" style:family="text">
      <style:text-properties fo:font-weight="normal" officeooo:rsid="00b71f47" style:font-weight-asian="normal" style:font-weight-complex="normal"/>
    </style:style>
    <style:style style:name="T38" style:family="text">
      <style:text-properties fo:font-weight="normal" officeooo:rsid="00bbe96f" style:font-weight-asian="normal" style:font-weight-complex="normal"/>
    </style:style>
    <style:style style:name="T39" style:family="text">
      <style:text-properties fo:font-weight="normal" officeooo:rsid="00bf3f9b" style:font-weight-asian="normal" style:font-weight-complex="normal"/>
    </style:style>
    <style:style style:name="T40" style:family="text">
      <style:text-properties fo:font-weight="normal" officeooo:rsid="00cfadbe" style:font-weight-asian="normal" style:font-weight-complex="normal"/>
    </style:style>
    <style:style style:name="T41" style:family="text">
      <style:text-properties fo:font-weight="normal" officeooo:rsid="00d7b366" style:font-weight-asian="normal" style:font-weight-complex="normal"/>
    </style:style>
    <style:style style:name="T42" style:family="text">
      <style:text-properties fo:font-weight="normal" officeooo:rsid="00df3e44" style:font-weight-asian="normal" style:font-weight-complex="normal"/>
    </style:style>
    <style:style style:name="T43" style:family="text">
      <style:text-properties fo:font-weight="normal" officeooo:rsid="00e00e38" style:font-weight-asian="normal" style:font-weight-complex="normal"/>
    </style:style>
    <style:style style:name="T44" style:family="text">
      <style:text-properties fo:font-weight="normal" officeooo:rsid="00e1cdea" style:font-weight-asian="normal" style:font-weight-complex="normal"/>
    </style:style>
    <style:style style:name="T45" style:family="text">
      <style:text-properties officeooo:rsid="001ffc65"/>
    </style:style>
    <style:style style:name="T46" style:family="text">
      <style:text-properties officeooo:rsid="002a3a98" style:font-name-asian="Microsoft YaHei" style:font-name-complex="Arial"/>
    </style:style>
    <style:style style:name="T47" style:family="text">
      <style:text-properties officeooo:rsid="0099297c" style:font-name-asian="Microsoft YaHei" style:font-name-complex="Arial"/>
    </style:style>
    <style:style style:name="T48" style:family="text">
      <style:text-properties officeooo:rsid="009a3c3e" style:font-name-asian="Microsoft YaHei" style:font-name-complex="Arial"/>
    </style:style>
    <style:style style:name="T49" style:family="text">
      <style:text-properties officeooo:rsid="009edb23" style:font-name-asian="Microsoft YaHei" style:font-name-complex="Arial"/>
    </style:style>
    <style:style style:name="T50" style:family="text">
      <style:text-properties officeooo:rsid="00f6eb52" style:font-name-asian="Microsoft YaHei" style:font-name-complex="Arial"/>
    </style:style>
    <style:style style:name="T51" style:family="text">
      <style:text-properties officeooo:rsid="00552b85"/>
    </style:style>
    <style:style style:name="T52" style:family="text">
      <style:text-properties officeooo:rsid="0058dbd6"/>
    </style:style>
    <style:style style:name="T53" style:family="text">
      <style:text-properties officeooo:rsid="0059a63b"/>
    </style:style>
    <style:style style:name="T54" style:family="text">
      <style:text-properties officeooo:rsid="005ce986"/>
    </style:style>
    <style:style style:name="T55" style:family="text">
      <style:text-properties officeooo:rsid="005dcff1"/>
    </style:style>
    <style:style style:name="T56" style:family="text">
      <style:text-properties officeooo:rsid="0064bf9f"/>
    </style:style>
    <style:style style:name="T57" style:family="text">
      <style:text-properties officeooo:rsid="0065db7e"/>
    </style:style>
    <style:style style:name="T58" style:family="text">
      <style:text-properties officeooo:rsid="0067ec74"/>
    </style:style>
    <style:style style:name="T59" style:family="text">
      <style:text-properties officeooo:rsid="006c3cf8"/>
    </style:style>
    <style:style style:name="T60" style:family="text">
      <style:text-properties officeooo:rsid="00d07c78"/>
    </style:style>
    <style:style style:name="T61" style:family="text">
      <style:text-properties officeooo:rsid="00f61deb"/>
    </style:style>
    <style:style style:name="T62" style:family="text">
      <style:text-properties officeooo:rsid="00f6eb52"/>
    </style:style>
    <style:style style:name="T63" style:family="text">
      <style:text-properties style:font-name="Times New Roman" fo:font-weight="normal" officeooo:rsid="010e965e" style:font-weight-asian="normal" style:font-weight-complex="normal"/>
    </style:style>
    <style:style style:name="T64" style:family="text">
      <style:text-properties style:font-name="Times New Roman" fo:font-weight="normal" officeooo:rsid="00e1cdea" style:font-weight-asian="normal" style:font-weight-complex="normal"/>
    </style:style>
    <style:style style:name="T65" style:family="text">
      <style:text-properties officeooo:rsid="010e965e"/>
    </style:style>
    <style:style style:name="T66" style:family="text">
      <style:text-properties officeooo:rsid="00e1cdea"/>
    </style:style>
    <style:style style:name="T67" style:family="text">
      <style:text-properties officeooo:rsid="011f2fa0"/>
    </style:style>
    <style:style style:name="T68" style:family="text">
      <style:text-properties officeooo:rsid="0121a6e5"/>
    </style:style>
    <style:style style:name="T69" style:family="text">
      <style:text-properties officeooo:rsid="0121fc9d"/>
    </style:style>
    <style:style style:name="T70" style:family="text">
      <style:text-properties officeooo:rsid="00d7b366"/>
    </style:style>
    <style:style style:name="T71" style:family="text">
      <style:text-properties officeooo:rsid="00df3e44"/>
    </style:style>
    <style:style style:name="T72" style:family="text">
      <style:text-properties officeooo:rsid="00e00e38"/>
    </style:style>
    <style:style style:name="T73" style:family="text">
      <style:text-properties officeooo:rsid="012a0a99"/>
    </style:style>
    <style:style style:name="T74" style:family="text">
      <style:text-properties officeooo:rsid="012c523c"/>
    </style:style>
    <style:style style:name="T75" style:family="text">
      <style:text-properties officeooo:rsid="012cedd7"/>
    </style:style>
    <style:style style:name="T76" style:family="text">
      <style:text-properties officeooo:rsid="013a702b"/>
    </style:style>
    <style:style style:name="T77" style:family="text">
      <style:text-properties officeooo:rsid="0141adc4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mathematical understanding of deep learning</text:p>
      <text:p text:style-name="P5"/>
      <text:p text:style-name="P4">Jiang J.</text:p>
      <text:p text:style-name="P4">Data Engineer, Data Scientist</text:p>
      <text:p text:style-name="P4"><text:span text:style-name="T4">ENSEEIHT </text:span>Computer Science Engineering Degree, <text:span text:style-name="T4">INP Toulouse Dual</text:span> MSc <text:span text:style-name="T4">Research</text:span> <text:span text:style-name="T2">Degree</text:span> in AI / Big Data / Ops</text:p>
      <text:p text:style-name="P6">France</text:p>
      <text:p text:style-name="P5"/>
      <text:h text:style-name="P30" text:outline-level="1">1 – Introduction</text:h>
      <text:p text:style-name="P20"/>
      <text:p text:style-name="P20">Frameworks such as Tensor<text:span text:style-name="T45">F</text:span>low or Py<text:span text:style-name="T45">T</text:span>orch make deep learning developments easy. They have made this field wide spread for every enthusiast. <text:span text:style-name="T4">Implementations </text:span><text:span text:style-name="T5">only</text:span><text:span text:style-name="T3"> </text:span><text:span text:style-name="T4">needs </text:span><text:span text:style-name="T5">an </text:span><text:span text:style-name="T3">instinctive understanding </text:span><text:span text:style-name="T4">of deep learning</text:span><text:span text:style-name="T3">. </text:span><text:span text:style-name="T61">T</text:span>he <text:span text:style-name="T3">proper</text:span> math aspect <text:span text:style-name="T6">is</text:span> <text:span text:style-name="T6">little by little </text:span>forgotten.</text:p>
      <text:p text:style-name="P20">The objective is to do a summary of the important propositions. These propositions will be mathematically proven. <text:span text:style-name="T7">The </text:span><text:span text:style-name="T53">subject</text:span><text:span text:style-name="T7"> </text:span><text:span text:style-name="T54">tackled </text:span><text:span text:style-name="T55">is</text:span><text:span text:style-name="T7"> </text:span><text:span text:style-name="T51">a multi-class classification problem </text:span><text:span text:style-name="T52">with</text:span><text:span text:style-name="T7"> – dense layers, ReLU and Softmax activation layers, Categorical cross-entropy loss, Stochastic gradient descent optimizer. </text:span><text:span text:style-name="T56">However, </text:span><text:span text:style-name="T61">all</text:span><text:span text:style-name="T57"> the </text:span><text:span text:style-name="T58">elements below can be re-used or easily modified to cover </text:span><text:span text:style-name="T59">a </text:span><text:span text:style-name="T58">regression problem.</text:span></text:p>
      <text:p text:style-name="P20"/>
      <text:h text:style-name="P31" text:outline-level="1">2 – <text:span text:style-name="T8">Notation and Nomenclature</text:span></text:h>
      <text:p text:style-name="P7"/>
      <text:p text:style-name="P7">Definition 1 – <text:span text:style-name="T11">Let</text:span><text:span text:style-name="T11"><draw:frame draw:style-name="fr2" draw:name="Objet1" text:anchor-type="as-char" svg:width="1.422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1">,</text:span><text:span text:style-name="T11"><draw:frame draw:style-name="fr2" draw:name="Objet2" text:anchor-type="as-char" svg:width="2.558cm" svg:height="0.492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2">,</text:span><text:span text:style-name="T12"><draw:frame draw:style-name="fr2" draw:name="Objet3" text:anchor-type="as-char" svg:width="2.72cm" svg:height="0.492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2">. Then the ordered rectangular array</text:span></text:p>
      <text:p text:style-name="P22"><draw:frame draw:style-name="fr2" draw:name="Objet5" text:anchor-type="as-char" svg:width="4.554cm" svg:height="2.281cm" draw:z-index="3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8"><text:span text:style-name="T11">is a real matrix of dimension</text:span><text:span text:style-name="T11"><draw:frame draw:style-name="fr2" draw:name="Objet4" text:anchor-type="as-char" svg:width="1.088cm" svg:height="0.467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11">.</text:span></text:p>
      <text:p text:style-name="P12"><text:span text:style-name="T13">T</text:span><text:span text:style-name="T11">he following notation</text:span><text:span text:style-name="T18">s</text:span><text:span text:style-name="T11"> </text:span><text:span text:style-name="T18">are</text:span><text:span text:style-name="T11"> considered</text:span></text:p>
      <text:p text:style-name="P9"><text:span text:style-name="T11"><draw:frame draw:style-name="fr2" draw:name="Objet10" text:anchor-type="as-char" svg:width="2.002cm" svg:height="0.531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1">,</text:span><text:span text:style-name="T11"><draw:frame draw:style-name="fr2" draw:name="Objet11" text:anchor-type="as-char" svg:width="2.558cm" svg:height="0.492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11">,</text:span><text:span text:style-name="T11"><draw:frame draw:style-name="fr2" draw:name="Objet12" text:anchor-type="as-char" svg:width="2.72cm" svg:height="0.492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<text:p text:style-name="P10"><text:span text:style-name="T11"><draw:frame draw:style-name="fr2" draw:name="Objet14" text:anchor-type="as-char" svg:width="2.415cm" svg:height="2.281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11">,</text:span><text:span text:style-name="T11"><draw:frame draw:style-name="fr2" draw:name="Objet16" text:anchor-type="as-char" svg:width="2.72cm" svg:height="0.492cm" draw:z-index="14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<text:p text:style-name="P10"><text:soft-page-break/><text:span text:style-name="T11"><draw:frame draw:style-name="fr2" draw:name="Objet17" text:anchor-type="as-char" svg:width="4.763cm" svg:height="0.586cm" draw:z-index="15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1">,</text:span><text:span text:style-name="T11"><draw:frame draw:style-name="fr2" draw:name="Objet18" text:anchor-type="as-char" svg:width="2.558cm" svg:height="0.492cm" draw:z-index="16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11">,</text:span><text:span text:style-name="T11"><draw:frame draw:style-name="fr2" draw:name="Objet19" text:anchor-type="as-char" svg:width="2.72cm" svg:height="0.492cm" draw:z-index="17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<text:p text:style-name="P8"><text:span text:style-name="T13">The notation</text:span><text:span text:style-name="T13"><draw:frame draw:style-name="fr2" draw:name="Objet6" text:anchor-type="as-char" svg:width="1.055cm" svg:height="0.531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4">means</text:span><text:span text:style-name="T13"> the real matrix set of dimension</text:span><text:span text:style-name="T13"><draw:frame draw:style-name="fr2" draw:name="Objet7" text:anchor-type="as-char" svg:width="1.088cm" svg:height="0.467cm" draw:z-index="5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3">.</text:span><text:span text:style-name="T10"><text:line-break/></text:span></text:p>
      <text:p text:style-name="P7">Convention 1 –<text:span text:style-name="T11"> A vector is a matrix with only one row. Thus, </text:span><text:span text:style-name="T15">the real vector set</text:span><text:span text:style-name="T15"><draw:frame draw:style-name="fr2" draw:name="Objet8" text:anchor-type="as-char" svg:width="0.688cm" svg:height="0.52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1">is equivalent to</text:span><text:span text:style-name="T11"><draw:frame draw:style-name="fr2" draw:name="Objet9" text:anchor-type="as-char" svg:width="0.995cm" svg:height="0.531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1">.</text:span></text:p>
      <text:p text:style-name="P21"/>
      <text:p text:style-name="P13">Notation <text:span text:style-name="T68">1</text:span> – <text:span text:style-name="T11">The matrix transpose operation will be noted as</text:span><text:span text:style-name="T11"><draw:frame draw:style-name="fr2" draw:name="Objet13" text:anchor-type="as-char" svg:width="0.693cm" svg:height="0.527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1">.</text:span></text:p>
      <text:p text:style-name="P23"/>
      <text:p text:style-name="P17">Definition 2 –<text:span text:style-name="T11"> Let</text:span><text:span text:style-name="T11"><draw:frame draw:style-name="fr2" draw:name="Objet28" text:anchor-type="as-char" svg:width="1.713cm" svg:height="0.531cm" draw:z-index="20"><draw:object xlink:href="./Object 28" xlink:type="simple" xlink:show="embed" xlink:actuate="onLoad"/><draw:image xlink:href="./ObjectReplacements/Object 28" xlink:type="simple" xlink:show="embed" xlink:actuate="onLoad"/></draw:frame></text:span><text:span text:style-name="T11">, and</text:span><text:span text:style-name="T11"><draw:frame draw:style-name="fr2" draw:name="Objet29" text:anchor-type="as-char" svg:width="1.702cm" svg:height="0.531cm" draw:z-index="21"><draw:object xlink:href="./Object 29" xlink:type="simple" xlink:show="embed" xlink:actuate="onLoad"/><draw:image xlink:href="./ObjectReplacements/Object 29" xlink:type="simple" xlink:show="embed" xlink:actuate="onLoad"/></draw:frame></text:span><text:span text:style-name="T11">, and let the product noted</text:span><text:span text:style-name="T11"><draw:frame draw:style-name="fr2" draw:name="Objet30" text:anchor-type="as-char" svg:width="1.164cm" svg:height="0.467cm" draw:z-index="22"><draw:object xlink:href="./Object 30" xlink:type="simple" xlink:show="embed" xlink:actuate="onLoad"/><draw:image xlink:href="./ObjectReplacements/Object 30" xlink:type="simple" xlink:show="embed" xlink:actuate="onLoad"/></draw:frame></text:span><text:span text:style-name="T11">or</text:span><text:span text:style-name="T11"><draw:frame draw:style-name="fr2" draw:name="Objet31" text:anchor-type="as-char" svg:width="0.773cm" svg:height="0.467cm" draw:z-index="24"><draw:object xlink:href="./Object 31" xlink:type="simple" xlink:show="embed" xlink:actuate="onLoad"/><draw:image xlink:href="./ObjectReplacements/Object 31" xlink:type="simple" xlink:show="embed" xlink:actuate="onLoad"/></draw:frame></text:span><text:span text:style-name="T11">be</text:span></text:p>
      <text:p text:style-name="P24"><draw:frame draw:style-name="fr2" draw:name="Objet34" text:anchor-type="as-char" svg:width="2.746cm" svg:height="0.467cm" draw:z-index="25"><draw:object xlink:href="./Object 34" xlink:type="simple" xlink:show="embed" xlink:actuate="onLoad"/><draw:image xlink:href="./ObjectReplacements/Object 34" xlink:type="simple" xlink:show="embed" xlink:actuate="onLoad"/></draw:frame></text:p>
      <text:p text:style-name="P17"><text:span text:style-name="T33">where</text:span><text:span text:style-name="T11"><draw:frame draw:style-name="fr2" draw:name="Objet32" text:anchor-type="as-char" svg:width="0.506cm" svg:height="0.467cm" draw:z-index="26"><draw:object xlink:href="./Object 32" xlink:type="simple" xlink:show="embed" xlink:actuate="onLoad"/><draw:image xlink:href="./ObjectReplacements/Object 32" xlink:type="simple" xlink:show="embed" xlink:actuate="onLoad"/></draw:frame></text:span><text:span text:style-name="T11">is a</text:span><text:span text:style-name="T11"><draw:frame draw:style-name="fr2" draw:name="Objet33" text:anchor-type="as-char" svg:width="1.132cm" svg:height="0.467cm" draw:z-index="27"><draw:object xlink:href="./Object 33" xlink:type="simple" xlink:show="embed" xlink:actuate="onLoad"/><draw:image xlink:href="./ObjectReplacements/Object 33" xlink:type="simple" xlink:show="embed" xlink:actuate="onLoad"/></draw:frame></text:span><text:span text:style-name="T11">matrix with</text:span></text:p>
      <text:p text:style-name="P18"><text:span text:style-name="T11"><draw:frame draw:style-name="fr2" draw:name="Objet27" text:anchor-type="as-char" svg:width="4.14cm" svg:height="1.139cm" draw:z-index="29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11">,</text:span><text:span text:style-name="T11"><draw:frame draw:style-name="fr2" draw:name="Objet25" text:anchor-type="as-char" svg:width="2.558cm" svg:height="0.492cm" draw:z-index="32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1">,</text:span><text:span text:style-name="T11"><draw:frame draw:style-name="fr2" draw:name="Objet26" text:anchor-type="as-char" svg:width="2.671cm" svg:height="0.492cm" draw:z-index="33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<text:p text:style-name="P23"/>
      <text:h text:style-name="P32" text:outline-level="1"><text:span text:style-name="T69">3</text:span> – <text:span text:style-name="T50">Activation functions</text:span></text:h>
      <text:p text:style-name="P19"/>
      <text:p text:style-name="P19">Definition 3 –<text:span text:style-name="T11"> </text:span><text:span text:style-name="T41">Let</text:span><text:span text:style-name="T41"><draw:frame draw:style-name="fr2" draw:name="Objet37" text:anchor-type="as-char" svg:width="1.595cm" svg:height="0.531cm" draw:z-index="34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41">, </text:span><text:span text:style-name="T42">then the </text:span><text:span text:style-name="T43">vector wise </text:span><text:span text:style-name="T44">application</text:span></text:p>
      <text:p text:style-name="P11"><text:span text:style-name="T44"><draw:frame draw:style-name="fr2" draw:name="Objet38" text:anchor-type="as-char" svg:width="3.42cm" svg:height="1.235cm" draw:z-index="35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44">,</text:span><text:span text:style-name="T44"><draw:frame draw:style-name="fr2" draw:name="Objet39" text:anchor-type="as-char" svg:width="2.558cm" svg:height="0.492cm" draw:z-index="36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35">is an activation function with<draw:frame draw:style-name="fr1" draw:name="Objet40" text:anchor-type="as-char" svg:width="0.404cm" svg:height="0.467cm" draw:z-index="39"><draw:object xlink:href="./Object 40" xlink:type="simple" xlink:show="embed" xlink:actuate="onLoad"/><draw:image xlink:href="./ObjectReplacements/Object 40" xlink:type="simple" xlink:show="embed" xlink:actuate="onLoad"/><svg:desc>formule</svg:desc></draw:frame>continuous and <text:span text:style-name="T76">piece-wise </text:span>differentiable.</text:p>
      <text:p text:style-name="P35"/>
      <text:p text:style-name="P38"><text:span text:style-name="T9">Proposition 1 –</text:span> <text:span text:style-name="T70">Let</text:span><text:span text:style-name="T70"><draw:frame draw:style-name="fr2" draw:name="Objet49" text:anchor-type="as-char" svg:width="1.595cm" svg:height="0.531cm" draw:z-index="46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70">, </text:span><text:span text:style-name="T71">then the </text:span><text:span text:style-name="T73">following</text:span><text:span text:style-name="T71"> </text:span><text:span text:style-name="T72">vector wise </text:span><text:span text:style-name="T66">application</text:span><text:span text:style-name="T74">s </text:span><text:span text:style-name="T75">are activation functions:</text:span></text:p>
      <text:p text:style-name="P43"><text:span text:style-name="T63"><draw:frame draw:style-name="fr2" draw:name="Objet41" text:anchor-type="as-char" svg:width="5.537cm" svg:height="1.272cm" draw:z-index="40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64">,</text:span><text:span text:style-name="T64"><draw:frame draw:style-name="fr2" draw:name="Objet42" text:anchor-type="as-char" svg:width="2.558cm" svg:height="0.492cm" draw:z-index="41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p>
      <text:p text:style-name="P36">with<draw:frame draw:style-name="fr1" draw:name="Objet47" text:anchor-type="as-char" svg:width="0.928cm" svg:height="0.467cm" draw:z-index="44"><draw:object xlink:href="./Object 47" xlink:type="simple" xlink:show="embed" xlink:actuate="onLoad"/><draw:image xlink:href="./ObjectReplacements/Object 47" xlink:type="simple" xlink:show="embed" xlink:actuate="onLoad"/></draw:frame>the element wise maximum operation.</text:p>
      <text:p text:style-name="P42"><text:span text:style-name="T63"><draw:frame draw:style-name="fr2" draw:name="Objet45" text:anchor-type="as-char" svg:width="5.263cm" svg:height="2.499cm" draw:z-index="42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64">,</text:span><text:span text:style-name="T64"><draw:frame draw:style-name="fr2" draw:name="Objet46" text:anchor-type="as-char" svg:width="2.558cm" svg:height="0.492cm" draw:z-index="43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p>
      <text:p text:style-name="P37"><text:soft-page-break/>with<draw:frame draw:style-name="fr1" draw:name="Objet48" text:anchor-type="as-char" svg:width="0.407cm" svg:height="0.467cm" draw:z-index="45"><draw:object xlink:href="./Object 48" xlink:type="simple" xlink:show="embed" xlink:actuate="onLoad"/><draw:image xlink:href="./ObjectReplacements/Object 48" xlink:type="simple" xlink:show="embed" xlink:actuate="onLoad"/><svg:desc>formule</svg:desc></draw:frame>the element wise <text:span text:style-name="T67">exponential</text:span> operation.</text:p>
      <text:p text:style-name="P37"/>
      <text:p text:style-name="P39">The derivatives are the following</text:p>
      <text:p text:style-name="P40"><text:span text:style-name="T65"><draw:frame draw:style-name="fr2" draw:name="Objet43" text:anchor-type="as-char" svg:width="11.679cm" svg:height="3.425cm" draw:z-index="47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66">,</text:span><text:span text:style-name="T66"><draw:frame draw:style-name="fr2" draw:name="Objet44" text:anchor-type="as-char" svg:width="2.558cm" svg:height="0.492cm" draw:z-index="48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p>
      <text:p text:style-name="P41">with<draw:frame draw:style-name="fr1" draw:name="Objet50" text:anchor-type="as-char" svg:width="0.824cm" svg:height="0.531cm" draw:z-index="49"><draw:object xlink:href="./Object 50" xlink:type="simple" xlink:show="embed" xlink:actuate="onLoad"/><draw:image xlink:href="./ObjectReplacements/Object 50" xlink:type="simple" xlink:show="embed" xlink:actuate="onLoad"/></draw:frame><text:span text:style-name="T77">the</text:span><text:span text:style-name="T77"><draw:frame draw:style-name="fr1" draw:name="Objet51" text:anchor-type="as-char" svg:width="1.386cm" svg:height="0.543cm" draw:z-index="50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77">indicator function.</text:span></text:p>
      <text:p text:style-name="P37"/>
      <text:h text:style-name="P33" text:outline-level="1"><text:span text:style-name="T62">4</text:span> – <text:span text:style-name="T49">Simple</text:span><text:span text:style-name="T48"> </text:span><text:span text:style-name="T47">perceptron</text:span></text:h>
      <text:p text:style-name="P25"/>
      <text:p text:style-name="P16">Definition <text:span text:style-name="T60">4</text:span> –<text:span text:style-name="T11"> </text:span><text:span text:style-name="T36">Let</text:span><text:span text:style-name="T36"><draw:frame draw:style-name="fr2" draw:name="Objet35" text:anchor-type="as-char" svg:width="1.649cm" svg:height="0.531cm" draw:z-index="37"><draw:object xlink:href="./Object 35" xlink:type="simple" xlink:show="embed" xlink:actuate="onLoad"/><draw:image xlink:href="./ObjectReplacements/Object 35" xlink:type="simple" xlink:show="embed" xlink:actuate="onLoad"/></draw:frame></text:span><text:span text:style-name="T37">the input vector, and</text:span><text:span text:style-name="T37"><draw:frame draw:style-name="fr2" draw:name="Objet36" text:anchor-type="as-char" svg:width="1.789cm" svg:height="0.531cm" draw:z-index="38"><draw:object xlink:href="./Object 36" xlink:type="simple" xlink:show="embed" xlink:actuate="onLoad"/><draw:image xlink:href="./ObjectReplacements/Object 36" xlink:type="simple" xlink:show="embed" xlink:actuate="onLoad"/></draw:frame></text:span><text:span text:style-name="T34">the weight matri</text:span><text:span text:style-name="T35">x</text:span><text:span text:style-name="T40">. </text:span><text:span text:style-name="T38">Then the </text:span><text:span text:style-name="T39">simple </text:span><text:span text:style-name="T38">perceptron is defined as the operation</text:span></text:p>
      <text:p text:style-name="P27"/>
      <text:p text:style-name="P25"/>
      <text:h text:style-name="P34" text:outline-level="1"><text:span text:style-name="T62">5</text:span> – <text:span text:style-name="T46">Neural Network</text:span></text:h>
      <text:p text:style-name="P26"/>
      <text:p text:style-name="P14">Definition 2 –<text:span text:style-name="T11"> </text:span><text:span text:style-name="T22">Suppose </text:span><text:span text:style-name="T23">a data set with</text:span><text:span text:style-name="T23"><draw:frame draw:style-name="fr2" draw:name="Objet21" text:anchor-type="as-char" svg:width="0.422cm" svg:height="0.467cm" draw:z-index="28"><draw:object xlink:href="./Object 21" xlink:type="simple" xlink:show="embed" xlink:actuate="onLoad"/><draw:image xlink:href="./ObjectReplacements/Object 21" xlink:type="simple" xlink:show="embed" xlink:actuate="onLoad"/></draw:frame></text:span><text:span text:style-name="T23">samples. </text:span><text:span text:style-name="T24">Each sample have</text:span><text:span text:style-name="T24"><draw:frame draw:style-name="fr2" draw:name="Objet22" text:anchor-type="as-char" svg:width="0.515cm" svg:height="0.467cm" draw:z-index="30"><draw:object xlink:href="./Object 22" xlink:type="simple" xlink:show="embed" xlink:actuate="onLoad"/><draw:image xlink:href="./ObjectReplacements/Object 22" xlink:type="simple" xlink:show="embed" xlink:actuate="onLoad"/></draw:frame></text:span><text:span text:style-name="T24">features and a correspondin</text:span><text:span text:style-name="T25">g </text:span><text:span text:style-name="T26">one-hot encoded label </text:span><text:span text:style-name="T27">among</text:span><text:span text:style-name="T27"><draw:frame draw:style-name="fr2" draw:name="Objet23" text:anchor-type="as-char" svg:width="0.33cm" svg:height="0.467cm" draw:z-index="31"><draw:object xlink:href="./Object 23" xlink:type="simple" xlink:show="embed" xlink:actuate="onLoad"/><draw:image xlink:href="./ObjectReplacements/Object 23" xlink:type="simple" xlink:show="embed" xlink:actuate="onLoad"/></draw:frame></text:span><text:span text:style-name="T27">possible labels</text:span><text:span text:style-name="T26">.</text:span></text:p>
      <text:p text:style-name="P14"><text:span text:style-name="T16">Let</text:span><text:span text:style-name="T16"><draw:frame draw:style-name="fr2" draw:name="Objet15" text:anchor-type="as-char" svg:width="1.716cm" svg:height="0.531cm" draw:z-index="18"><draw:object xlink:href="./Object 15" xlink:type="simple" xlink:show="embed" xlink:actuate="onLoad"/><draw:image xlink:href="./ObjectReplacements/Object 15" xlink:type="simple" xlink:show="embed" xlink:actuate="onLoad"/></draw:frame></text:span><text:span text:style-name="T17">, </text:span><text:span text:style-name="T19">and</text:span><text:span text:style-name="T19"><draw:frame draw:style-name="fr2" draw:name="Objet20" text:anchor-type="as-char" svg:width="1.572cm" svg:height="0.531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21">the matrices defining </text:span><text:span text:style-name="T20">the features and </text:span><text:span text:style-name="T28">the labels</text:span><text:span text:style-name="T20"> respectively </text:span><text:span text:style-name="T29">for each sample</text:span><text:span text:style-name="T20">.</text:span></text:p>
      <text:p text:style-name="P28"/>
      <text:p text:style-name="P15"><text:span text:style-name="T20">S</text:span><text:span text:style-name="T11">uppose </text:span><text:span text:style-name="T30">a neural network </text:span><text:span text:style-name="T31">with</text:span><text:span text:style-name="T31"><draw:frame draw:style-name="fr2" draw:name="Objet24" text:anchor-type="as-char" svg:width="0.423cm" svg:height="0.46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32">layers.</text:span></text:p>
      <text:p text:style-name="P26"/>
      <text:h text:style-name="P29" text:outline-level="1"><text:span text:style-name="T62">6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1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0-18T08:35:16.792000000</dc:date>
    <meta:editing-duration>PT18H2M53S</meta:editing-duration>
    <meta:editing-cycles>182</meta:editing-cycles>
    <meta:document-statistic meta:table-count="0" meta:image-count="0" meta:object-count="51" meta:page-count="3" meta:paragraph-count="44" meta:word-count="320" meta:character-count="2161" meta:non-whitespace-character-count="1866"/>
  </office:meta>
</office:document-meta>
</file>

<file path=Object 1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∈</mo>
      <mi mathvariant="normal">ℜ</mi>
    </mrow>
    <annotation encoding="StarMath 5.0"> a_{i,j} in Re </annotation>
  </semantics>
</math>
</file>

<file path=Object 10/content.xml><?xml version="1.0" encoding="utf-8"?>
<math xmlns="http://www.w3.org/1998/Math/MathML" display="block">
  <semantics>
    <mrow>
      <msub>
        <mrow>
          <mo fence="true" form="prefix" stretchy="false">[</mo>
          <mrow>
            <mi>A</mi>
          </mrow>
          <mo fence="true" form="postfix" stretchy="false">]</mo>
        </mrow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[A]_{ i,j } = a_{ i,j }</annotation>
  </semantics>
</math>
</file>

<file path=Object 11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12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 j in \{1,2, …, m\}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4/content.xml><?xml version="1.0" encoding="utf-8"?>
<math xmlns="http://www.w3.org/1998/Math/MathML" display="block">
  <semantics>
    <mrow>
      <msub>
        <mrow>
          <mo fence="true" form="prefix" stretchy="false">[</mo>
          <mrow>
            <mi>A</mi>
          </mrow>
          <mo fence="true" form="postfix" stretchy="false">]</mo>
        </mrow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[A]_{ :,j } = left [ matrix { a_{1,j} ## a_{2,j} ## dotsvert ## a_{n,j} } right ]</annotation>
  </semantics>
</math>
</file>

<file path=Object 15/content.xml><?xml version="1.0" encoding="utf-8"?>
<math xmlns="http://www.w3.org/1998/Math/MathML" display="block">
  <semantics>
    <mrow>
      <mi>X</mi>
      <mo stretchy="false">∈</mo>
      <msub>
        <mi>M</mi>
        <mrow>
          <mi>n</mi>
          <mi>,</mi>
          <mi>m</mi>
        </mrow>
      </msub>
    </mrow>
    <annotation encoding="StarMath 5.0">X in M_{n,m}</annotation>
  </semantics>
</math>
</file>

<file path=Object 16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 j in \{1,2, …, m\}</annotation>
  </semantics>
</math>
</file>

<file path=Object 17/content.xml><?xml version="1.0" encoding="utf-8"?>
<math xmlns="http://www.w3.org/1998/Math/MathML" display="block">
  <semantics>
    <mrow>
      <msub>
        <mrow>
          <mo fence="true" form="prefix" stretchy="false">[</mo>
          <mrow>
            <mi>A</mi>
          </mrow>
          <mo fence="true" form="postfix" stretchy="false">]</mo>
        </mrow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[A]_{ i,: } = left [ matrix { a_{i,1} # a_{i,2} # dotsaxis # a_{i,n} } right ]</annotation>
  </semantics>
</math>
</file>

<file path=Object 18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19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 j in \{1,2, …, m\}</annotation>
  </semantics>
</math>
</file>

<file path=Object 2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20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l</mi>
        </mrow>
      </msub>
    </mrow>
    <annotation encoding="StarMath 5.0">Y in M_{n,l}</annotation>
  </semantics>
</math>
</file>

<file path=Object 21/content.xml><?xml version="1.0" encoding="utf-8"?>
<math xmlns="http://www.w3.org/1998/Math/MathML" display="block">
  <semantics>
    <mi>n</mi>
    <annotation encoding="StarMath 5.0"> n </annotation>
  </semantics>
</math>
</file>

<file path=Object 22/content.xml><?xml version="1.0" encoding="utf-8"?>
<math xmlns="http://www.w3.org/1998/Math/MathML" display="block">
  <semantics>
    <mi>m</mi>
    <annotation encoding="StarMath 5.0"> m </annotation>
  </semantics>
</math>
</file>

<file path=Object 23/content.xml><?xml version="1.0" encoding="utf-8"?>
<math xmlns="http://www.w3.org/1998/Math/MathML" display="block">
  <semantics>
    <mi>l</mi>
    <annotation encoding="StarMath 5.0"> l 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26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p</mi>
      <mo stretchy="false">}</mo>
    </mrow>
    <annotation encoding="StarMath 5.0"> j in \{1,2, …, p\}</annotation>
  </semantics>
</math>
</file>

<file path=Object 27/content.xml><?xml version="1.0" encoding="utf-8"?>
<math xmlns="http://www.w3.org/1998/Math/MathML" display="block">
  <semantics>
    <mrow>
      <msub>
        <mrow>
          <mo fence="true" form="prefix" stretchy="false">[</mo>
          <mrow>
            <mi>C</mi>
          </mrow>
          <mo fence="true" form="postfix" stretchy="false">]</mo>
        </mrow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row>
              <mo fence="true" form="prefix" stretchy="false">[</mo>
              <mrow>
                <mi>A</mi>
              </mrow>
              <mo fence="true" form="postfix" stretchy="false">]</mo>
            </mrow>
            <mrow>
              <mi>i</mi>
              <mi>,</mi>
              <mi>k</mi>
            </mrow>
          </msub>
        </mrow>
        <mo stretchy="false">∗</mo>
        <msub>
          <mrow>
            <mo fence="true" form="prefix" stretchy="false">[</mo>
            <mrow>
              <mi>B</mi>
            </mrow>
            <mo fence="true" form="postfix" stretchy="false">]</mo>
          </mrow>
          <mrow>
            <mi>k</mi>
            <mi>,</mi>
            <mi>j</mi>
          </mrow>
        </msub>
      </mrow>
    </mrow>
    <annotation encoding="StarMath 5.0">[C]_{ i,j } = sum from{k=1} to{m} [A]_{ i,k } * [ B ]_{ k,j 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 j in \{1,2, …, m\}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row>
      <mi>y</mi>
      <mo stretchy="false">∈</mo>
      <msub>
        <mi>M</mi>
        <mrow>
          <mn>1</mn>
          <mi>,</mi>
          <mi>m</mi>
        </mrow>
      </msub>
    </mrow>
    <annotation encoding="StarMath 5.0"> y in M_{ 1,m }</annotation>
  </semantics>
</math>
</file>

<file path=Object 36/content.xml><?xml version="1.0" encoding="utf-8"?>
<math xmlns="http://www.w3.org/1998/Math/MathML" display="block">
  <semantics>
    <mrow>
      <mi>W</mi>
      <mo stretchy="false">∈</mo>
      <msub>
        <mi>M</mi>
        <mrow>
          <mn>1</mn>
          <mi>,</mi>
          <mi>m</mi>
        </mrow>
      </msub>
    </mrow>
    <annotation encoding="StarMath 5.0"> W in M_{1,m} </annotation>
  </semantics>
</math>
</file>

<file path=Object 37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38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row>
                      <mo fence="true" form="prefix" stretchy="false">[</mo>
                      <mrow>
                        <mi>z</mi>
                      </mrow>
                      <mo fence="true" form="postfix" stretchy="false">]</mo>
                    </mrow>
                    <mrow>
                      <mi>i</mi>
                      <mi>,</mi>
                      <mi mathvariant="normal">:</mi>
                    </mrow>
                  </msub>
                  <mi>→</mi>
                  <mi>f</mi>
                  <mrow>
                    <mo fence="true" form="prefix" stretchy="false">(</mo>
                    <mrow>
                      <msub>
                        <mrow>
                          <mo fence="true" form="prefix" stretchy="false">[</mo>
                          <mrow>
                            <mi>z</mi>
                          </mrow>
                          <mo fence="true" form="postfix" stretchy="false">]</mo>
                        </mrow>
                        <mrow>
                          <mi>i</mi>
                          <mi>,</mi>
                          <mi mathvariant="normal">:</mi>
                        </mrow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Re^m %toward Re^m #
    [z]_{ i,: } %as f( [z]_{ i,: } )
  }
right none

</annotation>
  </semantics>
</math>
</file>

<file path=Object 39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40/content.xml><?xml version="1.0" encoding="utf-8"?>
<math xmlns="http://www.w3.org/1998/Math/MathML" display="block">
  <semantics>
    <mi>f</mi>
    <annotation encoding="StarMath 5.0"> f 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row>
                      <mo fence="true" form="prefix" stretchy="false">[</mo>
                      <mrow>
                        <mi>z</mi>
                      </mrow>
                      <mo fence="true" form="postfix" stretchy="false">]</mo>
                    </mrow>
                    <mrow>
                      <mi>i</mi>
                      <mi>,</mi>
                      <mi mathvariant="normal">:</mi>
                    </mrow>
                  </msub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sub>
                          <mrow>
                            <mo fence="true" form="prefix" stretchy="false">[</mo>
                            <mrow>
                              <mi>z</mi>
                            </mrow>
                            <mo fence="true" form="postfix" stretchy="false">]</mo>
                          </mrow>
                          <mrow>
                            <mi>i</mi>
                            <mi>,</mi>
                            <mi mathvariant="normal">:</mi>
                          </mrow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[z]_{ i,: } %as max( 0_{Re^m}, [z]_{i,:} )
  }
right none

</annotation>
  </semantics>
</math>
</file>

<file path=Object 42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43/content.xml><?xml version="1.0" encoding="utf-8"?>
<math xmlns="http://www.w3.org/1998/Math/MathML" display="block">
  <semantics>
    <mrow>
      <mi>D</mi>
      <mrow>
        <mo fence="true" form="prefix" stretchy="false">(</mo>
        <mrow>
          <mi mathvariant="italic">ReLU</mi>
        </mrow>
        <mo fence="true" form="postfix" stretchy="false">)</mo>
      </mrow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row>
                      <mo fence="true" form="prefix" stretchy="false">[</mo>
                      <mrow>
                        <mi>z</mi>
                      </mrow>
                      <mo fence="true" form="postfix" stretchy="false">]</mo>
                    </mrow>
                    <mrow>
                      <mi>i</mi>
                      <mi>,</mi>
                      <mi mathvariant="normal">:</mi>
                    </mrow>
                  </msub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row>
                                  <msub>
                                    <mi mathvariant="normal">ℜ</mi>
                                    <mrow>
                                      <mrow/>
                                      <mo stretchy="false">∖</mo>
                                      <mrow>
                                        <mo stretchy="false">{</mo>
                                        <mn>0</mn>
                                        <mo stretchy="false">}</mo>
                                      </mrow>
                                    </mrow>
                                  </msub>
                                  <mrow>
                                    <mrow/>
                                    <mo stretchy="false">+</mo>
                                    <mrow/>
                                  </mrow>
                                </mrow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row>
                                      <mo fence="true" form="prefix" stretchy="false">[</mo>
                                      <mrow>
                                        <mi>z</mi>
                                      </mrow>
                                      <mo fence="true" form="postfix" stretchy="false">]</mo>
                                    </mrow>
                                    <mrow>
                                      <mi>i</mi>
                                      <mn>,1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row>
                                  <msub>
                                    <mi mathvariant="normal">ℜ</mi>
                                    <mrow>
                                      <mrow/>
                                      <mo stretchy="false">∖</mo>
                                      <mrow>
                                        <mo stretchy="false">{</mo>
                                        <mn>0</mn>
                                        <mo stretchy="false">}</mo>
                                      </mrow>
                                    </mrow>
                                  </msub>
                                  <mrow>
                                    <mrow/>
                                    <mo stretchy="false">+</mo>
                                    <mrow/>
                                  </mrow>
                                </mrow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row>
                                      <mo fence="true" form="prefix" stretchy="false">[</mo>
                                      <mrow>
                                        <mi>z</mi>
                                      </mrow>
                                      <mo fence="true" form="postfix" stretchy="false">]</mo>
                                    </mrow>
                                    <mrow>
                                      <mi>i</mi>
                                      <mn>,2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row>
                                  <msub>
                                    <mi mathvariant="normal">ℜ</mi>
                                    <mrow>
                                      <mrow/>
                                      <mo stretchy="false">∖</mo>
                                      <mrow>
                                        <mo stretchy="false">{</mo>
                                        <mn>0</mn>
                                        <mo stretchy="false">}</mo>
                                      </mrow>
                                    </mrow>
                                  </msub>
                                  <mrow>
                                    <mrow/>
                                    <mo stretchy="false">+</mo>
                                    <mrow/>
                                  </mrow>
                                </mrow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row>
                                      <mo fence="true" form="prefix" stretchy="false">[</mo>
                                      <mrow>
                                        <mi>z</mi>
                                      </mrow>
                                      <mo fence="true" form="postfix" stretchy="false">]</mo>
                                    </mrow>
                                    <mrow>
                                      <mi>i</mi>
                                      <mi>,</mi>
                                      <mi>m</mi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D(ReLU) : left lbrace
  stack {
    Re^m %toward Re^m #
    [z]_{ i,: } %as left [ matrix {
		1_{ Re_{ {} bslash {\{0\}}}{{}+{}} }([z]_{ i,1 }) # 0 # dotsaxis # 0 ##
		0 # 1_{ Re_{ {} bslash {\{0\}}}{{}+{}} }([z]_{ i,2 }) # dotsdown # dotsvert ##
		dotsvert # dotsdown # dotsdown # 0 ##
		0 # dotsaxis # 0 # 1_{ Re_{ {} bslash {\{0\}}}{{}+{}} }([z]_{ i,m }) }
	right ]
  }
right none

</annotation>
  </semantics>
</math>
</file>

<file path=Object 44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row>
                      <mo fence="true" form="prefix" stretchy="false">[</mo>
                      <mrow>
                        <mi>z</mi>
                      </mrow>
                      <mo fence="true" form="postfix" stretchy="false">]</mo>
                    </mrow>
                    <mrow>
                      <mi>i</mi>
                      <mi>,</mi>
                      <mi mathvariant="normal">:</mi>
                    </mrow>
                  </msub>
                  <mi>→</mi>
                  <mfrac bevelled="true">
                    <msup>
                      <mi>e</mi>
                      <msub>
                        <mrow>
                          <mo fence="true" form="prefix" stretchy="false">[</mo>
                          <mrow>
                            <mi>z</mi>
                          </mrow>
                          <mo fence="true" form="postfix" stretchy="false">]</mo>
                        </mrow>
                        <mrow>
                          <mi>i</mi>
                          <mi>,</mi>
                          <mi mathvariant="normal">:</mi>
                        </mrow>
                      </msub>
                    </msup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sup>
                        <mi>e</mi>
                        <msub>
                          <mrow>
                            <mo fence="true" form="prefix" stretchy="false">[</mo>
                            <mrow>
                              <mi>z</mi>
                            </mrow>
                            <mo fence="true" form="postfix" stretchy="false">]</mo>
                          </mrow>
                          <mrow>
                            <mi>i</mi>
                            <mi>,</mi>
                            <mi>j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Re^m #
    [z]_{ i,: } %as e^{[z]_{i,:}} wideslash sum from{j=1} to {m} e^{[z]_{i,j}}
  }
right none</annotation>
  </semantics>
</math>
</file>

<file path=Object 46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50/content.xml><?xml version="1.0" encoding="utf-8"?>
<math xmlns="http://www.w3.org/1998/Math/MathML" display="block">
  <semantics>
    <msub>
      <mn>1</mn>
      <mrow>
        <mi mathvariant="normal">ℜ</mi>
        <mrow>
          <mrow/>
          <mo stretchy="false">+</mo>
          <mrow/>
        </mrow>
      </mrow>
    </msub>
    <annotation encoding="StarMath 5.0">1_{Re{{}+{}}}</annotation>
  </semantics>
</math>
</file>

<file path=Object 51/content.xml><?xml version="1.0" encoding="utf-8"?>
<math xmlns="http://www.w3.org/1998/Math/MathML" display="block">
  <semantics>
    <mrow>
      <msub>
        <mi mathvariant="normal">ℜ</mi>
        <mrow>
          <mrow/>
          <mo stretchy="false">∖</mo>
          <mrow>
            <mo stretchy="false">{</mo>
            <mn>0</mn>
            <mo stretchy="false">}</mo>
          </mrow>
        </mrow>
      </msub>
      <mrow>
        <mrow/>
        <mo stretchy="false">+</mo>
        <mrow/>
      </mrow>
    </mrow>
    <annotation encoding="StarMath 5.0">Re_{ {} bslash {\{0\}}}{{}+{}}</annotation>
  </semantics>
</math>
</file>

<file path=Object 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7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8/content.xml><?xml version="1.0" encoding="utf-8"?>
<math xmlns="http://www.w3.org/1998/Math/MathML" display="block">
  <semantics>
    <msup>
      <mi mathvariant="normal">ℜ</mi>
      <mi>n</mi>
    </msup>
    <annotation encoding="StarMath 5.0"> Re^n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n</mi>
      </mrow>
    </msub>
    <annotation encoding="StarMath 5.0"> M_{1,n}</annotation>
  </semantics>
</math>
</file>